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8" calcext:value-type="date">
            <text:p>2022-0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9" calcext:value-type="date">
            <text:p>2022-0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0" calcext:value-type="date">
            <text:p>2022-0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1" calcext:value-type="date">
            <text:p>2022-0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2" calcext:value-type="date">
            <text:p>2022-0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5" calcext:value-type="float">
            <text:p>9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3" calcext:value-type="date">
            <text:p>2022-0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4" calcext:value-type="date">
            <text:p>2022-0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5" calcext:value-type="date">
            <text:p>2022-0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6" calcext:value-type="date">
            <text:p>2022-01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6" calcext:value-type="float">
            <text:p>10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7" calcext:value-type="date">
            <text:p>2022-0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8" calcext:value-type="date">
            <text:p>2022-0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19" calcext:value-type="date">
            <text:p>2022-0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8" calcext:value-type="float">
            <text:p>1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0" calcext:value-type="date">
            <text:p>2022-0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19" calcext:value-type="float">
            <text:p>1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1" calcext:value-type="date">
            <text:p>2022-0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0" calcext:value-type="float">
            <text:p>1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2" calcext:value-type="date">
            <text:p>2022-0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8" calcext:value-type="float">
            <text:p>11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3" calcext:value-type="date">
            <text:p>2022-0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4" calcext:value-type="date">
            <text:p>2022-0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43" calcext:value-type="float">
            <text:p>1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5" calcext:value-type="date">
            <text:p>2022-0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6" calcext:value-type="date">
            <text:p>2022-0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63" calcext:value-type="float">
            <text:p>12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7" calcext:value-type="date">
            <text:p>2022-0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73" calcext:value-type="float">
            <text:p>12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8" calcext:value-type="date">
            <text:p>2022-0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95" calcext:value-type="float">
            <text:p>12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29" calcext:value-type="date">
            <text:p>2022-0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30" calcext:value-type="date">
            <text:p>2022-0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30" calcext:value-type="date">
            <text:p>2022-0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2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8:01:45.911457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31T08:02:44.838896005</dc:date>
    <dc:creator>Jesus Castagnetto</dc:creator>
    <meta:editing-duration>P9DT20H24M51S</meta:editing-duration>
    <meta:editing-cycles>824</meta:editing-cycles>
    <meta:generator>LibreOffice/7.2.5.2$Linux_X86_64 LibreOffice_project/20$Build-2</meta:generator>
    <meta:document-statistic meta:table-count="1" meta:cell-count="7318" meta:object-count="0"/>
  </office:meta>
</office:document-meta>
</file>